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362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 style:data-style-name="N117"/>
    <style:style style:name="ce3" style:family="table-cell" style:parent-style-name="Default" style:data-style-name="N118"/>
    <style:style style:name="ce4" style:family="table-cell" style:parent-style-name="Default" style:data-style-name="N116"/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1" table:default-cell-style-name="ce2"/>
        <table:table-column table:style-name="co2" table:default-cell-style-name="ce4"/>
        <table:table-column table:style-name="co1" table:number-columns-repeated="4" table:default-cell-style-name="ce4"/>
        <table:table-row table:style-name="ro1">
          <table:table-cell/>
          <table:table-cell table:style-name="ce1"/>
          <table:table-cell table:style-name="ce1" office:value-type="string">
            <text:p>Raw data from table in pdf</text:p>
          </table:table-cell>
          <table:table-cell table:style-name="ce1" table:number-columns-repeated="3"/>
          <table:table-cell table:style-name="Default"/>
        </table:table-row>
        <table:table-row table:style-name="ro2">
          <table:table-cell/>
          <table:table-cell table:style-name="ce1" table:number-columns-repeated="5"/>
          <table:table-cell table:style-name="Default"/>
        </table:table-row>
        <table:table-row table:style-name="ro2">
          <table:table-cell/>
          <table:table-cell table:style-name="ce1" office:value-type="string">
            <text:p>T*</text:p>
          </table:table-cell>
          <table:table-cell table:style-name="ce1" office:value-type="string" table:number-columns-spanned="2" table:number-rows-spanned="1">
            <text:p>(T*)^2*Omega(1,1)*</text:p>
          </table:table-cell>
          <table:covered-table-cell table:style-name="ce1"/>
          <table:table-cell table:style-name="ce1" office:value-type="string" table:number-columns-spanned="2" table:number-rows-spanned="1">
            <text:p>(T*)^2*Omega(2,2)*</text:p>
          </table:table-cell>
          <table:covered-table-cell table:style-name="ce1"/>
          <table:table-cell table:style-name="Default"/>
        </table:table-row>
        <table:table-row table:style-name="ro2">
          <table:table-cell/>
          <table:table-cell table:style-name="ce1"/>
          <table:table-cell table:style-name="ce1" office:value-type="string">
            <text:p>Attraction</text:p>
          </table:table-cell>
          <table:table-cell table:style-name="ce1" office:value-type="string">
            <text:p>Repulsion</text:p>
          </table:table-cell>
          <table:table-cell table:style-name="ce1" office:value-type="string">
            <text:p>Attraction</text:p>
          </table:table-cell>
          <table:table-cell table:style-name="ce1" office:value-type="string">
            <text:p>Repulsion</text:p>
          </table:table-cell>
          <table:table-cell table:style-name="Default"/>
        </table:table-row>
        <table:table-row table:style-name="ro2">
          <table:table-cell/>
          <table:table-cell office:value-type="float" office:value="0.1">
            <text:p>0.1</text:p>
          </table:table-cell>
          <table:table-cell office:value-type="float" office:value="0.063">
            <text:p>0.0630</text:p>
          </table:table-cell>
          <table:table-cell office:value-type="float" office:value="0.0224">
            <text:p>0.0224</text:p>
          </table:table-cell>
          <table:table-cell office:value-type="float" office:value="0.0384">
            <text:p>0.0384</text:p>
          </table:table-cell>
          <table:table-cell office:value-type="float" office:value="0.0304">
            <text:p>0.0304</text:p>
          </table:table-cell>
          <table:table-cell/>
        </table:table-row>
        <table:table-row table:style-name="ro2">
          <table:table-cell/>
          <table:table-cell office:value-type="float" office:value="0.2">
            <text:p>0.2</text:p>
          </table:table-cell>
          <table:table-cell office:value-type="float" office:value="0.1364">
            <text:p>0.1364</text:p>
          </table:table-cell>
          <table:table-cell office:value-type="float" office:value="0.0511">
            <text:p>0.0511</text:p>
          </table:table-cell>
          <table:table-cell office:value-type="float" office:value="0.0967">
            <text:p>0.0967</text:p>
          </table:table-cell>
          <table:table-cell office:value-type="float" office:value="0.0697">
            <text:p>0.0697</text:p>
          </table:table-cell>
          <table:table-cell/>
        </table:table-row>
        <table:table-row table:style-name="ro2">
          <table:table-cell/>
          <table:table-cell office:value-type="float" office:value="0.3">
            <text:p>0.3</text:p>
          </table:table-cell>
          <table:table-cell office:value-type="float" office:value="0.1961">
            <text:p>0.1961</text:p>
          </table:table-cell>
          <table:table-cell office:value-type="float" office:value="0.0797">
            <text:p>0.0797</text:p>
          </table:table-cell>
          <table:table-cell office:value-type="float" office:value="0.1557">
            <text:p>0.1557</text:p>
          </table:table-cell>
          <table:table-cell office:value-type="float" office:value="0.1086">
            <text:p>0.1086</text:p>
          </table:table-cell>
          <table:table-cell/>
        </table:table-row>
        <table:table-row table:style-name="ro2">
          <table:table-cell/>
          <table:table-cell office:value-type="float" office:value="0.4">
            <text:p>0.4</text:p>
          </table:table-cell>
          <table:table-cell office:value-type="float" office:value="0.248">
            <text:p>0.2480</text:p>
          </table:table-cell>
          <table:table-cell office:value-type="float" office:value="0.1072">
            <text:p>0.1072</text:p>
          </table:table-cell>
          <table:table-cell office:value-type="float" office:value="0.21">
            <text:p>0.2100</text:p>
          </table:table-cell>
          <table:table-cell office:value-type="float" office:value="0.1459">
            <text:p>0.1459</text:p>
          </table:table-cell>
          <table:table-cell/>
        </table:table-row>
        <table:table-row table:style-name="ro2">
          <table:table-cell/>
          <table:table-cell office:value-type="float" office:value="0.6">
            <text:p>0.6</text:p>
          </table:table-cell>
          <table:table-cell office:value-type="float" office:value="0.3297">
            <text:p>0.3297</text:p>
          </table:table-cell>
          <table:table-cell office:value-type="float" office:value="0.1584">
            <text:p>0.1584</text:p>
          </table:table-cell>
          <table:table-cell office:value-type="float" office:value="0.3037">
            <text:p>0.3037</text:p>
          </table:table-cell>
          <table:table-cell office:value-type="float" office:value="0.2144">
            <text:p>0.2144</text:p>
          </table:table-cell>
          <table:table-cell/>
        </table:table-row>
        <table:table-row table:style-name="ro2">
          <table:table-cell/>
          <table:table-cell office:value-type="float" office:value="0.8">
            <text:p>0.8</text:p>
          </table:table-cell>
          <table:table-cell office:value-type="float" office:value="0.3962">
            <text:p>0.3962</text:p>
          </table:table-cell>
          <table:table-cell office:value-type="float" office:value="0.205">
            <text:p>0.2050</text:p>
          </table:table-cell>
          <table:table-cell office:value-type="float" office:value="0.3818">
            <text:p>0.3818</text:p>
          </table:table-cell>
          <table:table-cell office:value-type="float" office:value="0.2757">
            <text:p>0.2757</text:p>
          </table:table-cell>
          <table:table-cell/>
        </table:table-row>
        <table:table-row table:style-name="ro2">
          <table:table-cell/>
          <table:table-cell office:value-type="float" office:value="1">
            <text:p>1.0</text:p>
          </table:table-cell>
          <table:table-cell office:value-type="float" office:value="0.4519">
            <text:p>0.4519</text:p>
          </table:table-cell>
          <table:table-cell office:value-type="float" office:value="0.2474">
            <text:p>0.2474</text:p>
          </table:table-cell>
          <table:table-cell office:value-type="float" office:value="0.4483">
            <text:p>0.4483</text:p>
          </table:table-cell>
          <table:table-cell office:value-type="float" office:value="0.331">
            <text:p>0.3310</text:p>
          </table:table-cell>
          <table:table-cell/>
        </table:table-row>
        <table:table-row table:style-name="ro2">
          <table:table-cell/>
          <table:table-cell office:value-type="float" office:value="2">
            <text:p>2.0</text:p>
          </table:table-cell>
          <table:table-cell office:value-type="float" office:value="0.6467">
            <text:p>0.6467</text:p>
          </table:table-cell>
          <table:table-cell office:value-type="float" office:value="0.4177">
            <text:p>0.4177</text:p>
          </table:table-cell>
          <table:table-cell office:value-type="float" office:value="0.684">
            <text:p>0.6840</text:p>
          </table:table-cell>
          <table:table-cell office:value-type="float" office:value="0.546">
            <text:p>0.5460</text:p>
          </table:table-cell>
          <table:table-cell/>
        </table:table-row>
        <table:table-row table:style-name="ro2">
          <table:table-cell/>
          <table:table-cell office:value-type="float" office:value="3">
            <text:p>3.0</text:p>
          </table:table-cell>
          <table:table-cell office:value-type="float" office:value="0.7746">
            <text:p>0.7746</text:p>
          </table:table-cell>
          <table:table-cell office:value-type="float" office:value="0.5442">
            <text:p>0.5442</text:p>
          </table:table-cell>
          <table:table-cell office:value-type="float" office:value="0.8325">
            <text:p>0.8325</text:p>
          </table:table-cell>
          <table:table-cell office:value-type="float" office:value="0.6999">
            <text:p>0.6999</text:p>
          </table:table-cell>
          <table:table-cell/>
        </table:table-row>
        <table:table-row table:style-name="ro2">
          <table:table-cell/>
          <table:table-cell office:value-type="float" office:value="4">
            <text:p>4.0</text:p>
          </table:table-cell>
          <table:table-cell office:value-type="float" office:value="0.8719">
            <text:p>0.8719</text:p>
          </table:table-cell>
          <table:table-cell office:value-type="float" office:value="0.6455">
            <text:p>0.6455</text:p>
          </table:table-cell>
          <table:table-cell office:value-type="float" office:value="0.9541">
            <text:p>0.9541</text:p>
          </table:table-cell>
          <table:table-cell office:value-type="float" office:value="0.8197">
            <text:p>0.8197</text:p>
          </table:table-cell>
          <table:table-cell/>
        </table:table-row>
        <table:table-row table:style-name="ro2">
          <table:table-cell/>
          <table:table-cell office:value-type="float" office:value="6">
            <text:p>6.0</text:p>
          </table:table-cell>
          <table:table-cell office:value-type="float" office:value="1.0173">
            <text:p>1.0173</text:p>
          </table:table-cell>
          <table:table-cell office:value-type="float" office:value="0.8026">
            <text:p>0.8026</text:p>
          </table:table-cell>
          <table:table-cell office:value-type="float" office:value="1.124">
            <text:p>1.1240</text:p>
          </table:table-cell>
          <table:table-cell office:value-type="float" office:value="1.0006">
            <text:p>1.0006</text:p>
          </table:table-cell>
          <table:table-cell/>
        </table:table-row>
        <table:table-row table:style-name="ro2">
          <table:table-cell/>
          <table:table-cell office:value-type="float" office:value="8">
            <text:p>8.0</text:p>
          </table:table-cell>
          <table:table-cell office:value-type="float" office:value="1.1259">
            <text:p>1.1259</text:p>
          </table:table-cell>
          <table:table-cell office:value-type="float" office:value="0.923">
            <text:p>0.9230</text:p>
          </table:table-cell>
          <table:table-cell office:value-type="float" office:value="1.2486">
            <text:p>1.2486</text:p>
          </table:table-cell>
          <table:table-cell office:value-type="float" office:value="1.1385">
            <text:p>1.1385</text:p>
          </table:table-cell>
          <table:table-cell/>
        </table:table-row>
        <table:table-row table:style-name="ro2">
          <table:table-cell/>
          <table:table-cell office:value-type="float" office:value="10">
            <text:p>10.0</text:p>
          </table:table-cell>
          <table:table-cell office:value-type="float" office:value="1.213">
            <text:p>1.2130</text:p>
          </table:table-cell>
          <table:table-cell office:value-type="float" office:value="1.0207">
            <text:p>1.0207</text:p>
          </table:table-cell>
          <table:table-cell office:value-type="float" office:value="1.3473">
            <text:p>1.3473</text:p>
          </table:table-cell>
          <table:table-cell office:value-type="float" office:value="1.2435">
            <text:p>1.2435</text:p>
          </table:table-cell>
          <table:table-cell/>
        </table:table-row>
        <table:table-row table:style-name="ro2">
          <table:table-cell/>
          <table:table-cell office:value-type="float" office:value="20">
            <text:p>20.0</text:p>
          </table:table-cell>
          <table:table-cell office:value-type="float" office:value="1.4972">
            <text:p>1.4972</text:p>
          </table:table-cell>
          <table:table-cell office:value-type="float" office:value="1.3431">
            <text:p>1.3431</text:p>
          </table:table-cell>
          <table:table-cell office:value-type="float" office:value="1.6626">
            <text:p>1.6626</text:p>
          </table:table-cell>
          <table:table-cell office:value-type="float" office:value="1.5892">
            <text:p>1.5892</text:p>
          </table:table-cell>
          <table:table-cell/>
        </table:table-row>
        <table:table-row table:style-name="ro2">
          <table:table-cell/>
          <table:table-cell office:value-type="float" office:value="30">
            <text:p>30.0</text:p>
          </table:table-cell>
          <table:table-cell office:value-type="float" office:value="1.6716">
            <text:p>1.6716</text:p>
          </table:table-cell>
          <table:table-cell office:value-type="float" office:value="1.5412">
            <text:p>1.5412</text:p>
          </table:table-cell>
          <table:table-cell office:value-type="float" office:value="1.8517">
            <text:p>1.8517</text:p>
          </table:table-cell>
          <table:table-cell office:value-type="float" office:value="1.7959">
            <text:p>1.7959</text:p>
          </table:table-cell>
          <table:table-cell/>
        </table:table-row>
        <table:table-row table:style-name="ro2">
          <table:table-cell/>
          <table:table-cell office:value-type="float" office:value="40">
            <text:p>40.0</text:p>
          </table:table-cell>
          <table:table-cell office:value-type="float" office:value="1.7984">
            <text:p>1.7984</text:p>
          </table:table-cell>
          <table:table-cell office:value-type="float" office:value="1.6847">
            <text:p>1.6847</text:p>
          </table:table-cell>
          <table:table-cell office:value-type="float" office:value="1.9872">
            <text:p>1.9872</text:p>
          </table:table-cell>
          <table:table-cell office:value-type="float" office:value="1.9438">
            <text:p>1.9438</text:p>
          </table:table-cell>
          <table:table-cell/>
        </table:table-row>
        <table:table-row table:style-name="ro2">
          <table:table-cell/>
          <table:table-cell office:value-type="float" office:value="60">
            <text:p>60.0</text:p>
          </table:table-cell>
          <table:table-cell office:value-type="float" office:value="1.9807">
            <text:p>1.9807</text:p>
          </table:table-cell>
          <table:table-cell office:value-type="float" office:value="1.8898">
            <text:p>1.8898</text:p>
          </table:table-cell>
          <table:table-cell office:value-type="float" office:value="2.1801">
            <text:p>2.1801</text:p>
          </table:table-cell>
          <table:table-cell office:value-type="float" office:value="2.1531">
            <text:p>2.1531</text:p>
          </table:table-cell>
          <table:table-cell/>
        </table:table-row>
        <table:table-row table:style-name="ro2">
          <table:table-cell/>
          <table:table-cell office:value-type="float" office:value="80">
            <text:p>80.0</text:p>
          </table:table-cell>
          <table:table-cell office:value-type="float" office:value="2.1123">
            <text:p>2.1123</text:p>
          </table:table-cell>
          <table:table-cell office:value-type="float" office:value="2.0368">
            <text:p>2.0368</text:p>
          </table:table-cell>
          <table:table-cell office:value-type="float" office:value="2.3184">
            <text:p>2.3184</text:p>
          </table:table-cell>
          <table:table-cell office:value-type="float" office:value="2.3019">
            <text:p>2.3019</text:p>
          </table:table-cell>
          <table:table-cell/>
        </table:table-row>
        <table:table-row table:style-name="ro2">
          <table:table-cell/>
          <table:table-cell office:value-type="float" office:value="100">
            <text:p>100.0</text:p>
          </table:table-cell>
          <table:table-cell office:value-type="float" office:value="2.2156">
            <text:p>2.2156</text:p>
          </table:table-cell>
          <table:table-cell office:value-type="float" office:value="2.1515">
            <text:p>2.1515</text:p>
          </table:table-cell>
          <table:table-cell office:value-type="float" office:value="2.4266">
            <text:p>2.4266</text:p>
          </table:table-cell>
          <table:table-cell office:value-type="float" office:value="2.4171">
            <text:p>2.4171</text:p>
          </table:table-cell>
          <table:table-cell/>
        </table:table-row>
        <table:table-row table:style-name="ro2">
          <table:table-cell/>
          <table:table-cell office:value-type="float" office:value="200">
            <text:p>200.0</text:p>
          </table:table-cell>
          <table:table-cell office:value-type="float" office:value="2.5427">
            <text:p>2.5427</text:p>
          </table:table-cell>
          <table:table-cell office:value-type="float" office:value="2.5087">
            <text:p>2.5087</text:p>
          </table:table-cell>
          <table:table-cell office:value-type="float" office:value="2.7672">
            <text:p>2.7672</text:p>
          </table:table-cell>
          <table:table-cell office:value-type="float" office:value="2.7713">
            <text:p>2.7713</text:p>
          </table:table-cell>
          <table:table-cell/>
        </table:table-row>
        <table:table-row table:style-name="ro2">
          <table:table-cell/>
          <table:table-cell office:value-type="float" office:value="300">
            <text:p>300.0</text:p>
          </table:table-cell>
          <table:table-cell office:value-type="float" office:value="2.738">
            <text:p>2.7380</text:p>
          </table:table-cell>
          <table:table-cell office:value-type="float" office:value="2.7168">
            <text:p>2.7168</text:p>
          </table:table-cell>
          <table:table-cell office:value-type="float" office:value="2.9687">
            <text:p>2.9687</text:p>
          </table:table-cell>
          <table:table-cell office:value-type="float" office:value="2.9747">
            <text:p>2.9747</text:p>
          </table:table-cell>
          <table:table-cell/>
        </table:table-row>
        <table:table-row table:style-name="ro2">
          <table:table-cell/>
          <table:table-cell office:value-type="float" office:value="400">
            <text:p>400.0</text:p>
          </table:table-cell>
          <table:table-cell office:value-type="float" office:value="2.878">
            <text:p>2.8780</text:p>
          </table:table-cell>
          <table:table-cell office:value-type="float" office:value="2.8635">
            <text:p>2.8635</text:p>
          </table:table-cell>
          <table:table-cell office:value-type="float" office:value="3.1121">
            <text:p>3.1121</text:p>
          </table:table-cell>
          <table:table-cell office:value-type="float" office:value="3.1177">
            <text:p>3.1177</text:p>
          </table:table-cell>
          <table:table-cell/>
        </table:table-row>
        <table:table-row table:style-name="ro2">
          <table:table-cell/>
          <table:table-cell office:value-type="float" office:value="600">
            <text:p>600.0</text:p>
          </table:table-cell>
          <table:table-cell office:value-type="float" office:value="3.0767">
            <text:p>3.0767</text:p>
          </table:table-cell>
          <table:table-cell office:value-type="float" office:value="3.0687">
            <text:p>3.0687</text:p>
          </table:table-cell>
          <table:table-cell office:value-type="float" office:value="3.3146">
            <text:p>3.3146</text:p>
          </table:table-cell>
          <table:table-cell office:value-type="float" office:value="3.3185">
            <text:p>3.3185</text:p>
          </table:table-cell>
          <table:table-cell/>
        </table:table-row>
        <table:table-row table:style-name="ro2">
          <table:table-cell/>
          <table:table-cell office:value-type="float" office:value="800">
            <text:p>800.0</text:p>
          </table:table-cell>
          <table:table-cell office:value-type="float" office:value="3.2185">
            <text:p>3.2185</text:p>
          </table:table-cell>
          <table:table-cell office:value-type="float" office:value="3.2135">
            <text:p>3.2135</text:p>
          </table:table-cell>
          <table:table-cell office:value-type="float" office:value="3.4583">
            <text:p>3.4583</text:p>
          </table:table-cell>
          <table:table-cell office:value-type="float" office:value="3.461">
            <text:p>3.4610</text:p>
          </table:table-cell>
          <table:table-cell/>
        </table:table-row>
        <table:table-row table:style-name="ro2">
          <table:table-cell/>
          <table:table-cell table:style-name="ce3" office:value-type="float" office:value="1000">
            <text:p>1E3</text:p>
          </table:table-cell>
          <table:table-cell office:value-type="float" office:value="3.3289">
            <text:p>3.3289</text:p>
          </table:table-cell>
          <table:table-cell office:value-type="float" office:value="3.3256">
            <text:p>3.3256</text:p>
          </table:table-cell>
          <table:table-cell office:value-type="float" office:value="3.5699">
            <text:p>3.5699</text:p>
          </table:table-cell>
          <table:table-cell office:value-type="float" office:value="3.5719">
            <text:p>3.5719</text:p>
          </table:table-cell>
          <table:table-cell/>
        </table:table-row>
        <table:table-row table:style-name="ro2">
          <table:table-cell/>
          <table:table-cell table:style-name="ce3" office:value-type="float" office:value="10000">
            <text:p>1E4</text:p>
          </table:table-cell>
          <table:table-cell office:value-type="float" office:value="4.4759">
            <text:p>4.4759</text:p>
          </table:table-cell>
          <table:table-cell office:value-type="float" office:value="4.4763">
            <text:p>4.4763</text:p>
          </table:table-cell>
          <table:table-cell table:number-columns-repeated="2" office:value-type="float" office:value="4.7211">
            <text:p>4.7211</text:p>
          </table:table-cell>
          <table:table-cell/>
        </table:table-row>
        <table:table-row table:style-name="ro2">
          <table:table-cell/>
          <table:table-cell table:style-name="ce3" office:value-type="float" office:value="100000">
            <text:p>1E5</text:p>
          </table:table-cell>
          <table:table-cell table:number-columns-repeated="2" office:value-type="float" office:value="5.6273">
            <text:p>5.6273</text:p>
          </table:table-cell>
          <table:table-cell table:number-columns-repeated="2" office:value-type="float" office:value="5.8724">
            <text:p>5.8724</text:p>
          </table:table-cell>
          <table:table-cell/>
        </table:table-row>
        <table:table-row table:style-name="ro2">
          <table:table-cell/>
          <table:table-cell table:style-name="ce3" office:value-type="float" office:value="1000000">
            <text:p>1E6</text:p>
          </table:table-cell>
          <table:table-cell table:number-columns-repeated="2" office:value-type="float" office:value="6.7786">
            <text:p>6.7786</text:p>
          </table:table-cell>
          <table:table-cell table:number-columns-repeated="2" office:value-type="float" office:value="7.0237">
            <text:p>7.0237</text:p>
          </table:table-cell>
          <table:table-cell/>
        </table:table-row>
        <table:table-row table:style-name="ro2">
          <table:table-cell/>
          <table:table-cell table:style-name="ce3" office:value-type="float" office:value="10000000">
            <text:p>1E7</text:p>
          </table:table-cell>
          <table:table-cell table:number-columns-repeated="2" office:value-type="float" office:value="7.9299">
            <text:p>7.9299</text:p>
          </table:table-cell>
          <table:table-cell table:number-columns-repeated="2" office:value-type="float" office:value="8.175">
            <text:p>8.1750</text:p>
          </table:table-cell>
          <table:table-cell/>
        </table:table-row>
        <table:table-row table:style-name="ro2">
          <table:table-cell/>
          <table:table-cell table:style-name="ce3" office:value-type="float" office:value="100000000">
            <text:p>1E8</text:p>
          </table:table-cell>
          <table:table-cell table:number-columns-repeated="2" office:value-type="float" office:value="9.0812">
            <text:p>9.0812</text:p>
          </table:table-cell>
          <table:table-cell table:number-columns-repeated="2" office:value-type="float" office:value="9.3262">
            <text:p>9.3262</text:p>
          </table:table-cell>
          <table:table-cell/>
        </table:table-row>
        <table:table-row table:style-name="ro2" table:number-rows-repeated="11">
          <table:table-cell/>
          <table:table-cell table:style-name="Default"/>
          <table:table-cell table:number-columns-repeated="5"/>
        </table:table-row>
        <table:table-row table:style-name="ro2">
          <table:table-cell/>
          <table:table-cell table:style-name="Default"/>
          <table:table-cell table:number-columns-repeated="5"/>
        </table:table-row>
      </table:table>
      <table:table table:name="Sheet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6">
      <number:number number:decimal-places="4" number:min-integer-digits="1"/>
    </number:number-style>
    <number:number-style style:name="N117">
      <number:number number:decimal-places="1" number:min-integer-digits="1"/>
    </number:number-style>
    <number:number-style style:name="N118">
      <number:scientific-number number:decimal-places="0" number:min-integer-digits="1" number:min-exponent-digits="1"/>
    </number:number-style>
    <style:style style:name="Default" style:family="table-cell">
      <style:text-properties style:font-name-asian="WenQuanYi Zen Hei" style:font-name-complex="Lohit Devanagar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28">03/28/2012</text:date>, <text:time>16:07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VKI_NET scoggins</meta:initial-creator>
    <meta:creation-date>2012-03-28T15:11:08</meta:creation-date>
    <dc:date>2012-03-28T16:07:48</dc:date>
    <dc:creator>VKI_NET scoggins</dc:creator>
    <meta:editing-duration>PT00H02M17S</meta:editing-duration>
    <meta:editing-cycles>1</meta:editing-cycles>
    <meta:document-statistic meta:table-count="3" meta:cell-count="158" meta:object-count="0"/>
    <meta:generator>OpenOffice.org/3.2$Unix OpenOffice.org_project/320m12$Build-9483</meta:generator>
  </office:meta>
</office:document-meta>
</file>